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FA000000BB8FC7DC5BC19519DDF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e181e" fo:font-size="20pt" style:text-underline-style="solid" style:text-underline-width="auto" style:text-underline-color="font-color" officeooo:rsid="000e1bda" officeooo:paragraph-rsid="000e1bda" style:font-size-asian="17.5pt" style:font-size-complex="20pt"/>
    </style:style>
    <style:style style:name="P2" style:family="paragraph" style:parent-style-name="Standard">
      <style:paragraph-properties fo:text-align="center" style:justify-single-word="false"/>
      <style:text-properties fo:color="#ce181e" fo:font-size="20pt" style:text-underline-style="none" officeooo:rsid="000e1bda" officeooo:paragraph-rsid="000e1bda" style:font-size-asian="17.5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emier essai</text:p>
      <text:p text:style-name="P1"><draw:frame draw:style-name="fr1" draw:name="Image1" text:anchor-type="paragraph" svg:x="-2.82cm" svg:y="3.485cm" svg:width="21.939cm" svg:height="16.454cm" draw:z-index="0" draw:transform="translate (-8.1495cm -11.712cm) rotate (4.71238898038469) translate (8.1495cm 11.712cm)"><draw:image xlink:href="Pictures/1000000000000FA000000BB8FC7DC5BC19519DDF.jpg" xlink:type="simple" xlink:show="embed" xlink:actuate="onLoad" loext:mime-type="image/jpeg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5T13:25:16.825000000</meta:creation-date>
    <dc:date>2020-11-05T13:26:40.521000000</dc:date>
    <meta:editing-duration>PT1M24S</meta:editing-duration>
    <meta:editing-cycles>1</meta:editing-cycles>
    <meta:document-statistic meta:table-count="0" meta:image-count="1" meta:object-count="0" meta:page-count="1" meta:paragraph-count="1" meta:word-count="2" meta:character-count="13" meta:non-whitespace-character-count="12"/>
    <meta:generator>LibreOffice/6.0.7.3$Windows_X86_64 LibreOffice_project/dc89aa7a9eabfd848af146d5086077aeed2ae4a5</meta:generator>
  </office:meta>
</office:document-meta>
</file>